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 livelli di GEX da soli non sono sufficienti per prevedere in modo affidabile se un determinato livello agirà come resistenza o supporto. Tuttavia, i livelli di GEX possono fornire informazioni utili da considerare insieme ad altre analisi tecniche e fondamentali.</text:p>
      <text:p text:style-name="Text_20_body">Ecco alcuni approcci che potresti prendere in considerazione per analizzare i livelli di GEX e prevedere se fungeranno da resistenza o supporto:</text:p>
      <text:list xml:id="list3948791825" text:style-name="L1">
        <text:list-item>
          <text:p text:style-name="P1">Analisi dei modelli dei prezzi: Puoi osservare i modelli dei prezzi passati e studiare come i livelli di GEX si sono comportati in relazione al prezzo dell'asset sottostante. Ad esempio, se hai notato che in passato i livelli di GEX elevati allo strike 7 sono stati seguiti da una significativa inversione o rallentamento del prezzo, potresti ipotizzare che ciò possa ripetersi nel futuro.</text:p>
        </text:list-item>
        <text:list-item>
          <text:p text:style-name="P1">Conferme tecniche: Utilizza altri strumenti di analisi tecnica, come linee di tendenza, medie mobili, indicatori di momentum o oscillatori, per confermare o supportare le tue ipotesi basate sui livelli di GEX. Ad esempio, se un livello di GEX alto si trova vicino a una linea di tendenza discendente o a una resistenza precedente, ciò potrebbe indicare una maggiore probabilità che agisca come una resistenza nel futuro.</text:p>
        </text:list-item>
        <text:list-item>
          <text:p text:style-name="P1">Analisi fondamentale: Considera anche fattori fondamentali che potrebbero influenzare il prezzo dell'asset sottostante. Notizie, eventi economici, rapporti aziendali o altre informazioni di mercato possono fornire ulteriori indizi sulla direzione del prezzo e su come i partecipanti al mercato potrebbero reagire ai livelli di GEX.</text:p>
        </text:list-item>
        <text:list-item>
          <text:p text:style-name="P1">Monitoraggio in tempo reale: Osserva attentamente come il prezzo e i livelli di GEX si evolvono nel tempo. Prendi in considerazione i volumi di trading, i flussi di ordini e le reazioni dei partecipanti al mercato. Ciò può fornire indicazioni sulle intenzioni e sul comportamento degli operatori di mercato, che potrebbero confermare o sfidare le tue ipotesi basate sui livelli di GEX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3:57:30.681730786</meta:creation-date>
    <dc:date>2023-06-03T13:57:40.793273175</dc:date>
    <meta:editing-duration>PT11S</meta:editing-duration>
    <meta:editing-cycles>1</meta:editing-cycles>
    <meta:document-statistic meta:table-count="0" meta:image-count="0" meta:object-count="0" meta:page-count="1" meta:paragraph-count="6" meta:word-count="302" meta:character-count="1942" meta:non-whitespace-character-count="1650"/>
    <meta:generator>LibreOffice/7.3.7.2$Linux_X86_64 LibreOffice_project/30$Build-2</meta:generator>
  </office:meta>
</office:document-meta>
</file>